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FA6D670FDA97D357A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Gabriola" fo:font-size="15pt" fo:font-style="italic" officeooo:rsid="0011d394" officeooo:paragraph-rsid="00015d51" style:font-size-asian="15pt" style:font-style-asian="italic" style:font-size-complex="15pt" style:font-style-complex="italic"/>
    </style:style>
    <style:style style:name="P2" style:family="paragraph" style:parent-style-name="Standard">
      <style:paragraph-properties fo:text-align="center" style:justify-single-word="false"/>
      <style:text-properties style:font-name="Gabriola" fo:font-size="16pt" fo:font-weight="bold" officeooo:rsid="00140d20" officeooo:paragraph-rsid="00015d51"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Gabriola" fo:font-size="16pt" fo:font-weight="bold" officeooo:rsid="00015d51" officeooo:paragraph-rsid="00015d51" style:font-size-asian="16pt" style:font-weight-asian="bold" style:font-size-complex="16pt" style:font-weight-complex="bold"/>
    </style:style>
    <style:style style:name="P4" style:family="paragraph" style:parent-style-name="Standard">
      <style:text-properties style:font-name="Gabriola" fo:font-size="13pt" officeooo:rsid="001cf5d8" officeooo:paragraph-rsid="00015d51" style:font-size-asian="13pt" style:font-size-complex="13pt"/>
    </style:style>
    <style:style style:name="P5" style:family="paragraph" style:parent-style-name="Standard">
      <style:text-properties style:font-name="Gabriola" fo:font-size="13pt" officeooo:rsid="00158a4e" officeooo:paragraph-rsid="00015d51" style:font-size-asian="13pt" style:font-size-complex="13pt"/>
    </style:style>
    <style:style style:name="P6" style:family="paragraph" style:parent-style-name="Standard">
      <style:text-properties style:font-name="Gabriola" fo:font-size="13pt" fo:font-weight="normal" officeooo:rsid="0016a435" officeooo:paragraph-rsid="00015d51"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Gabriola" fo:font-size="13pt" fo:font-weight="normal" officeooo:rsid="00180cf5" officeooo:paragraph-rsid="00015d51"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Gabriola" fo:font-size="13pt" style:text-underline-style="solid" style:text-underline-width="auto" style:text-underline-color="font-color" fo:font-weight="normal" officeooo:rsid="00180cf5" officeooo:paragraph-rsid="00015d51" style:font-size-asian="13pt" style:font-weight-asian="normal" style:font-size-complex="13pt" style:font-weight-complex="normal"/>
    </style:style>
    <style:style style:name="P9" style:family="paragraph" style:parent-style-name="Standard">
      <style:text-properties style:font-name="Gabriola" fo:font-size="15pt" fo:font-weight="bold" officeooo:rsid="00158a4e" officeooo:paragraph-rsid="00015d51" style:font-size-asian="15pt" style:font-weight-asian="bold" style:font-size-complex="15pt" style:font-weight-complex="bold"/>
    </style:style>
    <style:style style:name="P10" style:family="paragraph" style:parent-style-name="Standard">
      <style:text-properties style:font-name="Gabriola" fo:font-size="15pt" style:text-underline-style="none" officeooo:rsid="00015d51" officeooo:paragraph-rsid="00015d51" style:font-size-asian="15pt" style:font-size-complex="15pt"/>
    </style:style>
    <style:style style:name="P11" style:family="paragraph" style:parent-style-name="Standard">
      <style:text-properties style:font-name="Gabriola" officeooo:rsid="00158a4e" officeooo:paragraph-rsid="00015d51"/>
    </style:style>
    <style:style style:name="P12" style:family="paragraph" style:parent-style-name="Standard">
      <style:text-properties style:font-name="Gabriola" fo:font-size="13pt" officeooo:rsid="001d2ecb" officeooo:paragraph-rsid="00015d51" style:font-size-asian="13pt" style:font-size-complex="13pt"/>
    </style:style>
    <style:style style:name="P13" style:family="paragraph" style:parent-style-name="Standard">
      <style:text-properties style:font-name="Gabriola" fo:font-size="15pt" fo:font-weight="bold" officeooo:rsid="00158a4e" officeooo:paragraph-rsid="00015d51" style:font-size-asian="15pt" style:font-weight-asian="bold" style:font-size-complex="15pt" style:font-weight-complex="bold"/>
    </style:style>
    <style:style style:name="T1" style:family="text">
      <style:text-properties officeooo:rsid="001d2ecb"/>
    </style:style>
    <style:style style:name="T2" style:family="text">
      <style:text-properties officeooo:rsid="0006bfb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36ba5"/>
    </style:style>
    <style:style style:name="T5" style:family="text">
      <style:text-properties style:text-underline-style="none"/>
    </style:style>
    <style:style style:name="T6" style:family="text">
      <style:text-properties style:text-underline-style="none" officeooo:rsid="00036ba5"/>
    </style:style>
    <style:style style:name="T7" style:family="text">
      <style:text-properties style:text-underline-style="none" officeooo:rsid="00087d25"/>
    </style:style>
    <style:style style:name="T8" style:family="text">
      <style:text-properties style:text-underline-style="none" officeooo:rsid="0008a706"/>
    </style:style>
    <style:style style:name="T9" style:family="text">
      <style:text-properties officeooo:rsid="00015d51"/>
    </style:style>
    <style:style style:name="T10" style:family="text">
      <style:text-properties officeooo:rsid="00020808"/>
    </style:style>
    <style:style style:name="T11" style:family="text">
      <style:text-properties officeooo:rsid="00036ba5"/>
    </style:style>
    <style:style style:name="T12" style:family="text">
      <style:text-properties officeooo:rsid="00056e7e"/>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officeooo:rsid="0016a435" style:font-size-asian="12pt" style:font-style-asian="italic" style:font-size-complex="12pt" style:font-style-complex="italic"/>
    </style:style>
    <style:style style:name="T15" style:family="text">
      <style:text-properties fo:font-size="12pt" fo:font-style="italic" officeooo:rsid="00158a4e" style:font-size-asian="12pt" style:font-style-asian="italic" style:font-size-complex="12pt" style:font-style-complex="italic"/>
    </style:style>
    <style:style style:name="T16" style:family="text">
      <style:text-properties fo:font-size="12pt" fo:font-style="italic" officeooo:rsid="0008a706" style:font-size-asian="12pt" style:font-style-asian="italic" style:font-size-complex="12pt" style:font-style-complex="italic"/>
    </style:style>
    <style:style style:name="T17" style:family="text">
      <style:text-properties fo:font-size="12pt" fo:font-style="italic" officeooo:rsid="0009d775" style:font-size-asian="12pt" style:font-style-asian="italic" style:font-size-complex="12pt" style:font-style-complex="italic"/>
    </style:style>
    <style:style style:name="T18" style:family="text">
      <style:text-properties officeooo:rsid="0009d7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ès ta naissance, tu as reçu <text:span text:style-name="T1">une bénédiction de la Nature, le don d'accéder à un des plans subnaturels et d'y dessiner pour altérer brièvement la réalité de ton monde. Ton don, c'est celui du plan de la Lumère, faisant de toi un Lumancien.</text:span></text:p>
      <text:p text:style-name="P12">Les dessinateurs de ton don sont appreciés quand ils éclairent les rues le soir sur le chemin du retour, mais ils le sont plus particulièrement dans les spectacles car ils sont considérés comme les moins dangereux des dessinateurs.</text:p>
      <text:p text:style-name="P5">Sur le champ de bataille, les plus doués d'entre vous <text:span text:style-name="T9">font preuve d'une excellente créativité qui leur permet notamment d'aveugler les ennemis, leur masquer des zones ou générer des illusions.</text:span></text:p>
      <text:p text:style-name="P9">Complexité</text:p>
      <text:p text:style-name="P6">La complexité détermine <text:span text:style-name="T2">la diversité de couleurs utilisables et le nombre d'éléments différents dans le dessin. Utiliser une lumière rouge, vert ou bleu, </text:span>demande <text:span text:style-name="T3">1 de complexité,</text:span><text:span text:style-name="T5"> </text:span><text:span text:style-name="T6">tout comme dessiner un triangle de lumière</text:span>. <text:s/><text:span text:style-name="T11">A 2 de complexité il est possible d'utiliser toutes les couleurs de lumière, mais peu en même temps.</text:span> A <text:span text:style-name="T3">3 de complexité</text:span> il est p<text:span text:style-name="T11">ossible de générer des illusions en 2D plutôt crédible en combinant plusieurs lumières de couleur différente. A </text:span><text:span text:style-name="T4">5 de complexité</text:span><text:span text:style-name="T11">, on raconte que personne ne saurait faire la différence entre l'illusion générée et la réalité, peu importe l'angle de vue.</text:span></text:p>
      <text:p text:style-name="P9">Intensité</text:p>
      <text:p text:style-name="P7">L'intensité détermine <text:span text:style-name="T10">l'intensité lumineuse de ton dessin et donc la zone éclairée ainsi que l'effet sur ceux qui la perçoivent. </text:span></text:p>
      <text:p text:style-name="P7">Pour<text:span text:style-name="T3"> 0 d'intensité</text:span>, il s'agit d'<text:span text:style-name="T12">une faible lumière</text:span></text:p>
      <text:p text:style-name="P8">Intensité 1 :<text:span text:style-name="T5"> </text:span><text:span text:style-name="T7">lumière équivalente à une bougie, </text:span><text:span text:style-name="T8">aveugle pour 1 tour</text:span></text:p>
      <text:p text:style-name="P8">Intensité 2 :<text:span text:style-name="T5"> </text:span><text:span text:style-name="T7">lumière plus intense qu'une bougie</text:span><text:span text:style-name="T8">, aveugle pour 3 tours, étourdit pour 1 tour</text:span></text:p>
      <text:p text:style-name="P8">Intensité 3 :<text:span text:style-name="T5"> </text:span><text:span text:style-name="T7">lumière </text:span><text:span text:style-name="T8">très intense, aveugle pour 5 tours, étourdit pour 2 tours</text:span></text:p>
      <text:p text:style-name="P8">Intensité 4 :<text:span text:style-name="T7"> intensité équivalente à celle d'un laser, mais dans toute la zone du dessin, </text:span><text:span text:style-name="T8">aveugle pour 20 tours, étourdit pour 3 tours</text:span></text:p>
      <text:p text:style-name="P7"><text:span text:style-name="T3">Intensité 5 :</text:span><text:span text:style-name="T5"> <text:s/></text:span><text:span text:style-name="T7">ça existe? </text:span><text:span text:style-name="T8">Aveuglement définitif, étourdit pour 5 tours</text:span></text:p>
      <text:p text:style-name="P9">Dégâts</text:p>
      <text:p text:style-name="P11">Un de tes dessins, s'il doit infliger des<text:span text:style-name="T3"> dégâts</text:span>, fera :</text:p>
      <text:p text:style-name="P10"><text:span text:style-name="T18">1d6</text:span> par Intensité <text:s text:c="85"/><text:span text:style-name="T14">Exemple : </text:span><text:span text:style-name="T15">pour </text:span><text:span text:style-name="T13">3 d'intensité</text:span><text:span text:style-name="T15"> <text:s/>tu jettes donc </text:span><text:span text:style-name="T17">3</text:span><text:span text:style-name="T16">d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Gabriola" fo:font-size="15pt" fo:font-style="italic" officeooo:rsid="0011d394" officeooo:paragraph-rsid="00015d51" style:font-size-asian="15pt" style:font-style-asian="italic" style:font-size-complex="15pt" style:font-style-complex="italic"/>
    </style:style>
    <style:style style:name="MP2" style:family="paragraph" style:parent-style-name="Standard">
      <style:paragraph-properties fo:text-align="center" style:justify-single-word="false"/>
      <style:text-properties style:font-name="Gabriola" fo:font-size="16pt" fo:font-weight="bold" officeooo:rsid="00140d20" officeooo:paragraph-rsid="00015d51" style:font-size-asian="16pt" style:font-weight-asian="bold" style:font-size-complex="16pt" style:font-weight-complex="bold"/>
    </style:style>
    <style:style style:name="MP3" style:family="paragraph" style:parent-style-name="Standard">
      <style:paragraph-properties fo:text-align="center" style:justify-single-word="false"/>
      <style:text-properties style:font-name="Gabriola" fo:font-size="16pt" fo:font-weight="bold" officeooo:rsid="00015d51" officeooo:paragraph-rsid="00015d51"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3.275cm" svg:y="-0.829cm" svg:width="4.001cm" svg:height="4.001cm" draw:z-index="0"><draw:image xlink:href="Pictures/10000201000000FA000000FA6D670FDA97D357A2.png" xlink:type="simple" xlink:show="embed" xlink:actuate="onLoad"/></draw:frame>JDR La vallée de Hauteplume</text:p>
        <text:p text:style-name="MP2">Fiche de don</text:p>
        <text:p text:style-name="MP3">Lumiè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0M35S</meta:editing-duration>
    <meta:editing-cycles>13</meta:editing-cycles>
    <meta:generator>LibreOffice/5.2.7.2$Windows_x86 LibreOffice_project/2b7f1e640c46ceb28adf43ee075a6e8b8439ed10</meta:generator>
    <dc:date>2018-12-30T23:44:27.790000000</dc:date>
    <meta:document-statistic meta:table-count="0" meta:image-count="1" meta:object-count="0" meta:page-count="1" meta:paragraph-count="19" meta:word-count="350" meta:character-count="2164" meta:non-whitespace-character-count="1744"/>
    <meta:user-defined meta:name="Info 1"/>
    <meta:user-defined meta:name="Info 2"/>
    <meta:user-defined meta:name="Info 3"/>
    <meta:user-defined meta:name="Info 4"/>
  </office:meta>
</office:document-meta>
</file>